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Condensed" fo:font-size="14pt" officeooo:rsid="000ffdcd" officeooo:paragraph-rsid="000ffdcd" style:font-size-asian="14pt" style:font-size-complex="14pt"/>
    </style:style>
    <style:style style:name="P2" style:family="paragraph" style:parent-style-name="Standard">
      <style:text-properties style:font-name="Bahnschrift SemiCondensed" fo:font-size="14pt" fo:font-weight="bold" officeooo:rsid="000ffdcd" officeooo:paragraph-rsid="000ffdc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ahnschrift SemiCondensed" fo:font-size="21pt" officeooo:rsid="000ffdcd" officeooo:paragraph-rsid="000ffdcd" style:font-size-asian="21pt" style:font-size-complex="21pt"/>
    </style:style>
    <style:style style:name="P4" style:family="paragraph" style:parent-style-name="Standard">
      <style:text-properties style:font-name="Bahnschrift SemiCondensed" fo:font-size="21pt" fo:font-weight="bold" officeooo:rsid="000ffdcd" officeooo:paragraph-rsid="000ffdcd" style:font-size-asian="21pt" style:font-weight-asian="bold" style:font-size-complex="21pt" style:font-weight-complex="bold"/>
    </style:style>
    <style:style style:name="T1" style:family="text">
      <style:text-properties officeooo:rsid="00106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TM</text:p>
      <text:p text:style-name="P3">Programmable Tile Machine</text:p>
      <text:p text:style-name="P1"/>
      <text:p text:style-name="P2">Overview</text:p>
      <text:p text:style-name="P1"/>
      <text:p text:style-name="P1">The PTM (short for Programmable Tile Machine) is a fantasy computer. It works by interpreting and executing programs written in PTML (PTM Language). Programs are stored in a plain-text file. PTML is a low-level, imperative programming language that resembles assembly languages.</text:p>
      <text:p text:style-name="P1"/>
      <text:p text:style-name="P2">Machine Parts - Overview</text:p>
      <text:p text:style-name="P1"/>
      <text:p text:style-name="P1">The machine consists of a screen <text:span text:style-name="T1">(displayed inside of a standard window)</text:span>, <text:span text:style-name="T1">code</text:span> memory <text:span text:style-name="T1">and</text:span> data memor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7:05:16.318000000</meta:creation-date>
    <dc:date>2023-05-11T17:32:23.143000000</dc:date>
    <meta:editing-duration>PT27M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67" meta:character-count="440" meta:non-whitespace-character-count="379"/>
  </office:meta>
</office:document-meta>
</file>